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open-vraag"/>Open vraag<text:bookmark-end text:name="open-vraag"/></text:h>
      <text:p text:style-name="First_20_paragraph">Een open vraag begint met een vraagwoord als <text:span text:style-name="T1">waarom</text:span>, <text:span text:style-name="T1">wanneer</text:span>, <text:span text:style-name="T1">hoe</text:span>, <text:span text:style-name="T1">wat</text:span>, <text:span text:style-name="T1">wie</text:span>.</text:p>
      <text:p text:style-name="Text_20_body">Begin meestal met <text:span text:style-name="T1">5W1H</text:span>, bijvoorbeeld:</text:p>
      <text:list text:style-name="L1">
        <text:list-item>
          <text:p text:style-name="P1">Wat denk je dat zijn de grootste uitdagingen voor deze methode?</text:p>
        </text:list-item>
        <text:list-item>
          <text:p text:style-name="P1">Waar heb je van dit evenement gehoord?</text:p>
        </text:list-item>
        <text:list-item>
          <text:p text:style-name="P1">Waarom heb je ervoor gekozen om schrijver te worden?</text:p>
        </text:list-item>
        <text:list-item>
          <text:p text:style-name="P1">Wanneer was de laatste keer dat u uw initiatief gebruikte om een ​​probleem op te lossen?</text:p>
        </text:list-item>
        <text:list-item>
          <text:p text:style-name="P1">Wie zal hier het meeste profijt van hebben?</text:p>
        </text:list-item>
        <text:list-item>
          <text:p text:style-name="P1">Wie kan jij bijdragen aan het bedrijf?</text:p>
        </text:list-item>
      </text:list>
      <text:p text:style-name="First_20_paragraph">💬 Kunnen in lange vorm worden beantwoord en zijn vaak behoorlijk gedetailleer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nl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nl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nl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nl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7</meta:generator>
    <dc:title/>
    <dc:description/>
    <dc:subject/>
    <meta:keyword/>
    <dc:language>nl</dc:language>
    <meta:initial-creator/>
    <dc:creator/>
    <meta:creation-date>2023-09-08T18:51:11Z</meta:creation-date>
    <dc:date>2023-09-08T18:51:11Z</dc:date>
  </office:meta>
</office:document-meta>
</file>